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1746f" officeooo:paragraph-rsid="0001746f"/>
    </style:style>
    <style:style style:name="P2" style:family="paragraph" style:parent-style-name="Heading_20_3">
      <style:text-properties officeooo:rsid="0001746f" officeooo:paragraph-rsid="0001746f"/>
    </style:style>
    <style:style style:name="P3" style:family="paragraph" style:parent-style-name="Text_20_body">
      <style:text-properties officeooo:rsid="0001746f" officeooo:paragraph-rsid="0001746f"/>
    </style:style>
    <style:style style:name="P4" style:family="paragraph" style:parent-style-name="Text_20_body">
      <style:text-properties officeooo:paragraph-rsid="0001746f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size="18pt" fo:font-weight="bold" officeooo:rsid="0001746f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4" style:family="text">
      <style:text-properties style:font-name="Liberation Sans" fo:font-size="14pt" fo:font-weight="bold" officeooo:rsid="0001746f" style:font-name-asian="Noto Sans CJK SC" style:font-size-asian="14pt" style:font-weight-asian="bold" style:font-name-complex="Lohit Devanagari1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2ceb6" style:font-weight-asian="bold" style:font-weight-complex="bold"/>
    </style:style>
    <style:style style:name="T7" style:family="text">
      <style:text-properties officeooo:rsid="0002ce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Estructura mec<text:span text:style-name="T1">ánica</text:span></text:h>
      <text:p text:style-name="P3"><text:span text:style-name="T7">Está formada por las siguientes partes: </text:span><text:span text:style-name="T6">chásis</text:span><text:span text:style-name="T7">, </text:span><text:span text:style-name="T6">cubierta</text:span><text:span text:style-name="T7"> y </text:span><text:span text:style-name="T6">ruedas</text:span></text:p>
      <text:h text:style-name="P2" text:outline-level="3">1.1 Ch<text:span text:style-name="T3">ásis</text:span></text:h>
      <text:p text:style-name="P3">El chásis está diseñado para ser <text:span text:style-name="T5">impreso en 3D</text:span>. <text:span text:style-name="T7">Consiste en una </text:span><text:span text:style-name="T6">base hexagonal</text:span><text:span text:style-name="T7"> con dos vaciados rectangulares para el </text:span><text:span text:style-name="T6">alojamiento de los motores</text:span><text:span text:style-name="T7">...</text:span></text:p>
      <text:p text:style-name="P4"><text:span text:style-name="T4"/></text:p>
      <text:p text:style-name="P4"><text:span text:style-name="T2"/></text:p>
      <text:h text:style-name="Heading_20_3" text:outline-level="3"><text:span text:style-name="T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09:53:08.915501611</meta:creation-date>
    <dc:date>2022-09-19T10:09:33.211454802</dc:date>
    <meta:editing-duration>PT6M14S</meta:editing-duration>
    <meta:editing-cycles>1</meta:editing-cycles>
    <meta:document-statistic meta:table-count="0" meta:image-count="0" meta:object-count="0" meta:page-count="1" meta:paragraph-count="4" meta:word-count="39" meta:character-count="244" meta:non-whitespace-character-count="209"/>
    <meta:generator>LibreOffice/7.3.5.2$Linux_X86_64 LibreOffice_project/30$Build-2</meta:generator>
  </office:meta>
</office:document-meta>
</file>